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3d85e" officeooo:paragraph-rsid="0003d85e" style:font-weight-asian="bold" style:font-weight-complex="bold"/>
    </style:style>
    <style:style style:name="P2" style:family="paragraph" style:parent-style-name="Standard">
      <style:text-properties style:font-name="Arial" officeooo:rsid="0003d85e" officeooo:paragraph-rsid="0005c74a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Arial" officeooo:rsid="0003d85e" officeooo:paragraph-rsid="0005c74a"/>
    </style:style>
    <style:style style:name="T1" style:family="text">
      <style:text-properties officeooo:rsid="0005c74a"/>
    </style:style>
    <style:style style:name="T2" style:family="text">
      <style:text-properties officeooo:rsid="0007c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camp – Impulso React Web Developer</text:p>
      <text:p text:style-name="P1"/>
      <text:p text:style-name="P2">1º Desfio do Curso: Git/GitHub</text:p>
      <text:p text:style-name="P2"/>
      <text:p text:style-name="P2"><text:span text:style-name="T1">Descrição:</text:span> </text:p>
      <text:p text:style-name="P3">Criação e Versionamento, <text:span text:style-name="T1">na prática, passo a passo, utilizando o Sistema de Gerenciamento e Versionamento de Projetos – Git, aliado ao Ambiente </text:span><text:span text:style-name="T2">de Colaboração e Repositório de Dados – GitHu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14:51:05.308000000</dc:date>
    <meta:editing-duration>PT1M46S</meta:editing-duration>
    <meta:editing-cycles>1</meta:editing-cycles>
    <meta:document-statistic meta:table-count="0" meta:image-count="0" meta:object-count="0" meta:page-count="1" meta:paragraph-count="4" meta:word-count="39" meta:character-count="270" meta:non-whitespace-character-count="231"/>
    <meta:generator>LibreOffice/7.1.0.3$Windows_X86_64 LibreOffice_project/f6099ecf3d29644b5008cc8f48f42f4a40986e4c</meta:generator>
  </office:meta>
</office:document-meta>
</file>